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6ddc" officeooo:paragraph-rsid="00066ddc"/>
    </style:style>
    <style:style style:name="P2" style:family="paragraph" style:parent-style-name="Standard">
      <style:text-properties officeooo:rsid="0008175c" officeooo:paragraph-rsid="0008175c"/>
    </style:style>
    <style:style style:name="P3" style:family="paragraph" style:parent-style-name="Standard">
      <style:text-properties officeooo:rsid="000a092b" officeooo:paragraph-rsid="000a092b"/>
    </style:style>
    <style:style style:name="P4" style:family="paragraph" style:parent-style-name="Standard">
      <style:text-properties officeooo:rsid="000a8c43" officeooo:paragraph-rsid="000a8c43"/>
    </style:style>
    <style:style style:name="P5" style:family="paragraph" style:parent-style-name="Standard">
      <style:text-properties officeooo:rsid="000bc207" officeooo:paragraph-rsid="000bc207"/>
    </style:style>
    <style:style style:name="T1" style:family="text">
      <style:text-properties officeooo:rsid="000bc2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(make github folder)</text:p>
      <text:p text:style-name="P1">mkdir gitfol</text:p>
      <text:p text:style-name="P1">cd gitfol</text:p>
      <text:p text:style-name="P1"/>
      <text:p text:style-name="P1">git init</text:p>
      <text:p text:style-name="P1"/>
      <text:p text:style-name="P1">(ready to commit)</text:p>
      <text:p text:style-name="P1">git add hello.c</text:p>
      <text:p text:style-name="P1">(cancel add)</text:p>
      <text:p text:style-name="P1">git reset</text:p>
      <text:p text:style-name="P1"/>
      <text:p text:style-name="P1"/>
      <text:p text:style-name="P1">git commit hello.c</text:p>
      <text:p text:style-name="P1">git commit -m “efefef”</text:p>
      <text:p text:style-name="P1"/>
      <text:p text:style-name="P1">Git clone <text:a xlink:type="simple" xlink:href="http://gitgub.com/" text:style-name="Internet_20_link" text:visited-style-name="Visited_20_Internet_20_Link">http://gitgub.com</text:a>~~</text:p>
      <text:p text:style-name="P1"/>
      <text:p text:style-name="P1">git shortlog</text:p>
      <text:p text:style-name="P1">git log</text:p>
      <text:p text:style-name="P1">git show(recent)</text:p>
      <text:p text:style-name="P1">git status(check)</text:p>
      <text:p text:style-name="P1"/>
      <text:p text:style-name="P1">(save temporary)</text:p>
      <text:p text:style-name="P1">git stash</text:p>
      <text:p text:style-name="P1">git stash pop</text:p>
      <text:p text:style-name="P1"/>
      <text:p text:style-name="P1">(check line history)</text:p>
      <text:p text:style-name="P1">git blame test.c</text:p>
      <text:p text:style-name="P1">git show 8defe33</text:p>
      <text:p text:style-name="P1"/>
      <text:p text:style-name="P1">(check difference)</text:p>
      <text:p text:style-name="P1">git diff</text:p>
      <text:p text:style-name="P1"/>
      <text:p text:style-name="P2">(restore commit from recent history)</text:p>
      <text:p text:style-name="P2">git checkout -- ttt.c</text:p>
      <text:p text:style-name="P2"/>
      <text:p text:style-name="P2"/>
      <text:p text:style-name="P2"/>
      <text:p text:style-name="P2"/>
      <text:p text:style-name="P2"/>
      <text:p text:style-name="P3"><text:soft-page-break/>(needless to change path)</text:p>
      <text:p text:style-name="P2">branch : same path but different space</text:p>
      <text:p text:style-name="P2"/>
      <text:p text:style-name="P2">(make new branch)</text:p>
      <text:p text:style-name="P2">git checkout -b dev</text:p>
      <text:p text:style-name="P2"/>
      <text:p text:style-name="P2"/>
      <text:p text:style-name="P2">(check branch)</text:p>
      <text:p text:style-name="P2">git branch</text:p>
      <text:p text:style-name="P2"/>
      <text:p text:style-name="P2">(change branch)</text:p>
      <text:p text:style-name="P2">git checkout master</text:p>
      <text:p text:style-name="P2">git checkout dev</text:p>
      <text:p text:style-name="P2"/>
      <text:p text:style-name="P4">(back to past)</text:p>
      <text:p text:style-name="P4">git show -q 1a126ed</text:p>
      <text:p text:style-name="P4">git rest –hard 1a126ed-1</text:p>
      <text:p text:style-name="P4">git reset –hard origin/master</text:p>
      <text:p text:style-name="P4"/>
      <text:p text:style-name="P4">(pull-request)</text:p>
      <text:p text:style-name="P4">click fork</text:p>
      <text:p text:style-name="P4">git clone http://~~</text:p>
      <text:p text:style-name="P4">cd git-traning</text:p>
      <text:p text:style-name="P4">git chekout -b develop</text:p>
      <text:p text:style-name="P4">mkdier kim</text:p>
      <text:p text:style-name="P4">cd kim</text:p>
      <text:p text:style-name="P4">touch test</text:p>
      <text:p text:style-name="P4">git <text:span text:style-name="T1">add test</text:span></text:p>
      <text:p text:style-name="P5">git commit -m “test pull request”</text:p>
      <text:p text:style-name="P5"/>
      <text:p text:style-name="P5">git push origin develop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13:09.105036974</meta:creation-date>
    <dc:date>2018-12-18T17:58:11.362562404</dc:date>
    <meta:editing-duration>PT3M2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2" meta:paragraph-count="49" meta:word-count="142" meta:character-count="828" meta:non-whitespace-character-count="735"/>
  </office:meta>
</office:document-meta>
</file>